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5a0e" officeooo:paragraph-rsid="00005a0e"/>
    </style:style>
    <style:style style:name="P2" style:family="paragraph" style:parent-style-name="Table_20_Contents">
      <style:text-properties officeooo:rsid="00005a0e" officeooo:paragraph-rsid="0002044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05a0e" officeooo:paragraph-rsid="00005a0e" style:font-weight-asian="bold" style:font-weight-complex="bold"/>
    </style:style>
    <style:style style:name="P4" style:family="paragraph" style:parent-style-name="Standard">
      <style:text-properties officeooo:paragraph-rsid="0002c340"/>
    </style:style>
    <style:style style:name="P5" style:family="paragraph" style:parent-style-name="Text_20_body">
      <style:text-properties officeooo:rsid="0004329c" officeooo:paragraph-rsid="0004329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05a0e" officeooo:paragraph-rsid="0002c340" style:font-weight-asian="bold" style:font-weight-complex="bold"/>
    </style:style>
    <style:style style:name="P7" style:family="paragraph" style:parent-style-name="Table_20_Contents">
      <style:text-properties officeooo:rsid="00005a0e" officeooo:paragraph-rsid="0002c3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1" officeooo:rsid="0002044e" style:font-name-asian="Liberation Serif1" style:font-name-complex="Liberation Serif1"/>
    </style:style>
    <style:style style:name="T3" style:family="text">
      <style:text-properties style:font-name="Liberation Serif" officeooo:rsid="0002044e" style:font-name-asian="DejaVu Sans" style:font-name-complex="FreeSans"/>
    </style:style>
    <style:style style:name="T4" style:family="text">
      <style:text-properties officeooo:rsid="0002c340"/>
    </style:style>
    <style:style style:name="T5" style:family="text">
      <style:text-properties officeooo:rsid="0003d5fb"/>
    </style:style>
    <style:style style:name="T6" style:family="text">
      <style:text-properties officeooo:rsid="000432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m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US 001 – Cadastrar Usuário</text:p>
          </table:table-cell>
        </table:table-row>
        <table:table-row>
          <table:table-cell table:style-name="Tabela1.A2" office:value-type="string">
            <text:p text:style-name="P2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1.A2" office:value-type="string">
            <text:p text:style-name="P1">Eu, enquanto <text:span text:style-name="T1">Administrador do Sistema</text:span>, quero ter a capacidade de cadastrar novos usuários para que eles possam acessar o sistema.</text:p>
          </table:table-cell>
        </table:table-row>
      </table:table>
      <text:p text:style-name="Standard"/>
      <text:p text:style-name="P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>US 00<text:span text:style-name="T4">2</text:span> – <text:span text:style-name="T5">Histórico</text:span> Usuário</text:p>
          </table:table-cell>
        </table:table-row>
        <table:table-row>
          <table:table-cell table:style-name="Tabela2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2.A2" office:value-type="string">
            <text:p text:style-name="P7">Eu, enquanto <text:span text:style-name="T1">Administrador do Sistema</text:span>, quero ter a capacidade de <text:span text:style-name="T5">gerenciar todos os usuários do sistema, para ter controle sobre suas ações</text:span></text:p>
          </table:table-cell>
        </table:table-row>
      </table:table>
      <text:p text:style-name="P4"/>
      <text:p text:style-name="P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US 00<text:span text:style-name="T4">3</text:span> – <text:span text:style-name="T5">Montar Ciclo Enade</text:span></text:p>
          </table:table-cell>
        </table:table-row>
        <table:table-row>
          <table:table-cell table:style-name="Tabela3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3.A2" office:value-type="string">
            <text:p text:style-name="P7">Eu, enquanto <text:span text:style-name="T1">Administrador do Sistema</text:span>, quero <text:span text:style-name="T5">ser capaz de montar o ciclo do enade, para estabelecer em quais cursos serão realizados os simulados.</text:span></text:p>
          </table:table-cell>
        </table:table-row>
      </table:table>
      <text:p text:style-name="P4"/>
      <text:p text:style-name="P4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6">US 00<text:span text:style-name="T4">4</text:span> – Cadastrar Usuário</text:p>
          </table:table-cell>
        </table:table-row>
        <table:table-row>
          <table:table-cell table:style-name="Tabela5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5.A2" office:value-type="string">
            <text:p text:style-name="P7">Eu, enquanto <text:span text:style-name="T1">Administrador do Sistema</text:span>, quero ter a capacidade de </text:p>
          </table:table-cell>
        </table:table-row>
      </table:table>
      <text:p text:style-name="P4"/>
      <text:p text:style-name="P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US 00<text:span text:style-name="T4">5</text:span> – Cadastrar Usuário</text:p>
          </table:table-cell>
        </table:table-row>
        <table:table-row>
          <table:table-cell table:style-name="Tabela6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6.A2" office:value-type="string">
            <text:p text:style-name="P7">Eu, enquanto <text:span text:style-name="T1">Administrador do Sistema</text:span>, quero ter a capacidade de cadastrar novos usuários para que eles possam acessar o sistema.</text:p>
          </table:table-cell>
        </table:table-row>
      </table:table>
      <text:p text:style-name="P4"/>
      <text:p text:style-name="P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">US 00<text:span text:style-name="T4">6</text:span> – Cadastrar Usuário</text:p>
          </table:table-cell>
        </table:table-row>
        <table:table-row>
          <table:table-cell table:style-name="Tabela7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7.A2" office:value-type="string">
            <text:p text:style-name="P7">Eu, enquanto <text:span text:style-name="T1">Administrador do Sistema</text:span>, quero ter a capacidade de cadastrar novos usuários para que eles possam acessar o sistema.</text:p>
          </table:table-cell>
        </table:table-row>
      </table:table>
      <text:p text:style-name="P4"/>
      <text:p text:style-name="P4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US 00<text:span text:style-name="T4">7</text:span> – Cadastrar Usuário</text:p>
          </table:table-cell>
        </table:table-row>
        <table:table-row>
          <table:table-cell table:style-name="Tabela8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8.A2" office:value-type="string">
            <text:p text:style-name="P7">Eu, enquanto <text:span text:style-name="T1">Administrador do Sistema</text:span>, quero ter a capacidade de cadastrar novos usuários para que eles possam acessar o sistema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a9" table:style-name="Tabela9">
        <table:table-column table:style-name="Tabela9.A"/>
        <text:soft-page-break/>
        <table:table-row>
          <table:table-cell table:style-name="Tabela9.A1" office:value-type="string">
            <text:p text:style-name="P6">US 00<text:span text:style-name="T4">8</text:span> – Cadastrar Usuário</text:p>
          </table:table-cell>
        </table:table-row>
        <table:table-row>
          <table:table-cell table:style-name="Tabela9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9.A2" office:value-type="string">
            <text:p text:style-name="P7">Eu, enquanto <text:span text:style-name="T1">Administrador do Sistema</text:span>, quero ter a capacidade de cadastrar novos usuários para que eles possam acessar o sistema.</text:p>
          </table:table-cell>
        </table:table-row>
      </table:table>
      <text:p text:style-name="P4"/>
      <text:p text:style-name="P4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6">US 00<text:span text:style-name="T4">9</text:span> – Cadastrar Usuário</text:p>
          </table:table-cell>
        </table:table-row>
        <table:table-row>
          <table:table-cell table:style-name="Tabela10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10.A2" office:value-type="string">
            <text:p text:style-name="P7">Eu, enquanto <text:span text:style-name="T1">Administrador do Sistema</text:span>, quero ter a capacidade de cadastrar novos usuários para que eles possam acessar o sistema.</text:p>
          </table:table-cell>
        </table:table-row>
      </table:table>
      <text:p text:style-name="P4"/>
      <text:p text:style-name="P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>US 0<text:span text:style-name="T4">10</text:span> – Cadastrar Usuário</text:p>
          </table:table-cell>
        </table:table-row>
        <table:table-row>
          <table:table-cell table:style-name="Tabela11.A2" office:value-type="string">
            <text:p text:style-name="P7"><text:span text:style-name="T1">Prioridade</text:span>: <text:span text:style-name="T2">□</text:span><text:span text:style-name="T3"> Essencial <text:s text:c="5"/></text:span><text:span text:style-name="T2">□</text:span><text:span text:style-name="T3"> Importante <text:s text:c="6"/></text:span><text:span text:style-name="T2">□ Desejável</text:span><text:span text:style-name="T3"> </text:span></text:p>
          </table:table-cell>
        </table:table-row>
        <table:table-row>
          <table:table-cell table:style-name="Tabela11.A2" office:value-type="string">
            <text:p text:style-name="P7">Eu, enquanto <text:span text:style-name="T1">Administrador do Sistema</text:span>, quero ter a capacidade de cadastrar novos usuários para que eles possam acessar o sistem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09:21:46.627735285</meta:creation-date>
    <dc:date>2018-06-18T23:49:49.760128699</dc:date>
    <meta:editing-duration>PT15M14S</meta:editing-duration>
    <meta:editing-cycles>6</meta:editing-cycles>
    <meta:generator>LibreOffice/6.0.3.2$Linux_X86_64 LibreOffice_project/00m0$Build-2</meta:generator>
    <meta:document-statistic meta:table-count="10" meta:image-count="0" meta:object-count="0" meta:page-count="2" meta:paragraph-count="31" meta:word-count="307" meta:character-count="2117" meta:non-whitespace-character-count="1710"/>
  </office:meta>
</office:document-meta>
</file>